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éférences de l'utilisateur :</text:p>
      <text:p text:style-name="Standard">Ce que l'utilisateur préfère (ou pas) mettre en forme.</text:p>
      <text:p text:style-name="Standard"/>
      <text:p text:style-name="Standard">Méthode d'apprentissage des préférences :</text:p>
      <text:list xml:id="list411124695" text:style-name="L1">
        <text:list-item>
          <text:p text:style-name="P1">Langage d' expression de contrainte (<text:a xlink:type="simple" xlink:href="http://fr.wikipedia.org/wiki/Programmation_par_contrat">famille de langage par contrat</text:a>) : utilisateur explicite ses besoins.</text:p>
        </text:list-item>
        <text:list-item>
          <text:p text:style-name="P1">Interface graphique de transformation d'une pag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28T16:23:29</meta:creation-date>
    <dc:date>2014-04-30T14:04:38</dc:date>
    <dc:creator>Asus </dc:creator>
    <meta:editing-duration>PT5M35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5" meta:word-count="41" meta:character-count="280" meta:non-whitespace-character-count="246"/>
  </office:meta>
</office:document-meta>
</file>